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17d811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60a04e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6b710c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84f7a9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68dcc" style:font-name-asian="Droid Sans Fallback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d03ca" style:font-name-asian="Droid Sans Fallback" style:font-size-asian="8pt" style:font-weight-asian="normal" style:font-size-complex="8pt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 style:border-line-width-bottom="0.0346in 0.0102in 0.0102in" fo:padding-left="0in" fo:padding-right="0in" fo:padding-top="0in" fo:padding-bottom="0.0291in" fo:border-left="none" fo:border-right="none" fo:border-top="none" fo:border-bottom="4pt double #000000" style:join-border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13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8dc9ae" officeooo:paragraph-rsid="008dc9ae" style:font-name-asian="DejaVu Math TeX Gyre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未來在掌心</text:p>
      <text:p text:style-name="P9"/>
      <text:p text:style-name="P5"/>
      <text:p text:style-name="P6"/>
      <text:p text:style-name="P6"/>
      <text:p text:style-name="P6">人只要活著</text:p>
      <text:p text:style-name="P6"/>
      <text:p text:style-name="P6">就</text:p>
      <text:p text:style-name="P6"/>
      <text:p text:style-name="P6">百關能闖</text:p>
      <text:p text:style-name="P6">千山可越</text:p>
      <text:p text:style-name="P6">萬川難阻</text:p>
      <text:p text:style-name="P6">想做的夢</text:p>
      <text:p text:style-name="P6">都在似水流年的掌心</text:p>
      <text:p text:style-name="P6"/>
      <text:p text:style-name="P6">我相信握緊的拳頭</text:p>
      <text:p text:style-name="P6">勝於流水的掌紋</text:p>
      <text:p text:style-name="P6"/>
      <text:p text:style-name="P6">你瞧</text:p>
      <text:p text:style-name="P6"/>
      <text:p text:style-name="P6">我像不像如來</text:p>
      <text:p text:style-name="P6">掌心裏含著太陽</text:p>
      <text:p text:style-name="P6">光芒萬丈</text:p>
      <text:p text:style-name="P6"/>
      <text:p text:style-name="P6">可以</text:p>
      <text:p text:style-name="P6"/>
      <text:p text:style-name="P6">將冰山劈開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15T14:42:11.977311843</dc:date>
    <meta:editing-duration>PT3H33M16S</meta:editing-duration>
    <meta:editing-cycles>125</meta:editing-cycles>
    <meta:document-statistic meta:table-count="0" meta:image-count="0" meta:object-count="0" meta:page-count="1" meta:paragraph-count="16" meta:word-count="77" meta:character-count="77" meta:non-whitespace-character-count="77"/>
  </office:meta>
</office:document-meta>
</file>